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break-before="page"/>
    </style:style>
    <style:style style:name="P3" style:family="paragraph" style:parent-style-name="List_20_Paragraph">
      <style:paragraph-properties fo:margin-left="0.25in" fo:margin-right="0in" fo:text-indent="0in" style:auto-text-indent="false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P6" style:family="paragraph" style:parent-style-name="Standard">
      <style:text-properties fo:color="#4472c4" fo:language="en" fo:country="US" fo:font-weight="bold" style:font-weight-asian="bold" style:font-weight-complex="bold"/>
    </style:style>
    <style:style style:name="P7" style:family="paragraph" style:parent-style-name="Standard">
      <style:paragraph-properties fo:padding-left="0.0555in" fo:padding-right="0.0555in" fo:padding-top="0.0138in" fo:padding-bottom="0.0138in" fo:border="0.51pt solid #000000"/>
      <style:text-properties fo:language="en" fo:country="US"/>
    </style:style>
    <style:style style:name="P8" style:family="paragraph" style:parent-style-name="Title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4472c4" fo:language="en" fo:country="US" fo:font-weight="bold" style:font-weight-asian="bold" style:font-weight-complex="bold"/>
    </style:style>
    <style:style style:name="T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louds Course</text:span></text:p>
      <text:p text:style-name="Subtitle"><text:span text:style-name="T1">Project Report</text:span></text:p>
      <text:p text:style-name="P4"/>
      <text:p text:style-name="Standard"><text:span text:style-name="T3">Student Name and email:</text:span></text:p>
      <text:p text:style-name="P7"/>
      <text:p text:style-name="P7"/>
      <text:p text:style-name="P4"/>
      <text:p text:style-name="Standard"><text:span text:style-name="T3">Your project GitHub link (containing source code):</text:span></text:p>
      <text:p text:style-name="P4"/>
      <text:p text:style-name="P7"/>
      <text:p text:style-name="P7"/>
      <text:p text:style-name="P4"/>
      <text:p text:style-name="Standard"><text:span text:style-name="T3">Your hosted website link on Google cloud:</text:span></text:p>
      <text:p text:style-name="P6"/>
      <text:p text:style-name="P7"/>
      <text:p text:style-name="P7"/>
      <text:p text:style-name="P4"/>
      <text:p text:style-name="P4"/>
      <text:list xml:id="list4123099981" text:style-name="WWNum1">
        <text:list-item>
          <text:p text:style-name="P1"><text:span text:style-name="T2">Beside Google Cloud Platform, what are the frameworks/libraries you used to develop your application? (i.e. Angular, Bootstrap, FontAwesome, React, ng2-charts…)</text:span></text:p>
        </text:list-item>
      </text:list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list xml:id="list163941917729478" text:continue-numbering="true" text:style-name="WWNum1">
        <text:list-item>
          <text:p text:style-name="P2"><text:span text:style-name="T2">What are the API calls that you used to get the data from the COVID19 API? (i.e. </text:span><text:a xlink:type="simple" xlink:href="https://api.covid19api.com/summary" text:style-name="Internet_20_link" text:visited-style-name="Visited_20_Internet_20_Link"><text:span text:style-name="T2">https://api.covid19api.com/summary</text:span></text:a><text:span text:style-name="T2">) <text:s text:c="1536"/></text:span></text:p>
        </text:list-item>
      </text:list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list xml:id="list163941370241683" text:continue-numbering="true" text:style-name="WWNum1">
        <text:list-item>
          <text:p text:style-name="P1"><text:span text:style-name="T2">Briefly explain how you implemented the authentication functionality to allow a user to sign in</text:span></text:p>
        </text:list-item>
      </text:list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list xml:id="list163941520099952" text:continue-numbering="true" text:style-name="WWNum1">
        <text:list-item>
          <text:p text:style-name="P2"><text:span text:style-name="T2">Briefly explain how you implemented the news feature to allow only eligible users to add news</text:span></text:p>
        </text:list-item>
      </text:list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list xml:id="list163941920833512" text:continue-numbering="true" text:style-name="WWNum1">
        <text:list-item>
          <text:p text:style-name="P1"><text:span text:style-name="T2">Which part of this project you consider it more difficult than other parts? </text:span></text:p>
        </text:list-item>
      </text:list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list xml:id="list163942060947355" text:continue-numbering="true" text:style-name="WWNum1">
        <text:list-item>
          <text:p text:style-name="P2"><text:span text:style-name="T2">What did you find interesting in Google Cloud Platform? </text:span></text:p>
        </text:list-item>
      </text:list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LB" style:letter-kerning="false" style:font-name-asian="Calibri1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LB" style:letter-kerning="false" style:font-name-asian="Calibri1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font-size="11pt" fo:letter-spacing="0.0102in" style:font-name-asian="F" style:font-family-generic-asian="system" style:font-pitch-asian="variable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font-size="11pt" fo:letter-spacing="0.0102in" style:font-name-asian="F" style:font-family-generic-asian="system" style:font-pitch-asian="variable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4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ddy Ghabach</meta:initial-creator>
    <dc:creator>Eddy Ghabach</dc:creator>
    <meta:editing-cycles>6</meta:editing-cycles>
    <meta:creation-date>2020-11-06T09:06:00</meta:creation-date>
    <dc:date>2020-11-06T10:33:00</dc:date>
    <meta:editing-duration>PT42M</meta:editing-duration>
    <meta:generator>LibreOffice/6.4.6.2$Linux_X86_64 LibreOffice_project/40$Build-2</meta:generator>
    <meta:document-statistic meta:table-count="0" meta:image-count="0" meta:object-count="0" meta:page-count="4" meta:paragraph-count="12" meta:word-count="120" meta:character-count="2287" meta:non-whitespace-character-count="6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